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weight="bold" style:font-weight-asian="bold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800000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fo:font-weight="bold" style:font-weight-asian="bold" style:font-weight-complex="bold"/>
    </style:style>
    <style:style style:name="T5" style:family="text">
      <style:text-properties fo:color="#990000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VA PRATICA 30/07/2024</text:p>
      <text:p text:style-name="Standard"/>
      <text:p text:style-name="P2"><text:span text:style-name="T6">Esercizio1</text:span>:</text:p>
      <text:p text:style-name="Standard"/>
      <text:p text:style-name="Standard">128.1.6.5/12</text:p>
      <text:p text:style-name="Standard"/>
      <text:p text:style-name="Standard">Subnet mask: CIDR 12 =&gt;<text:span text:style-name="T1"> 11111111.1111</text:span>0000.00000000.00000000=&gt; 255.240.0.0</text:p>
      <text:p text:style-name="Standard"/>
      <text:p text:style-name="Standard">converto 128.1.6.5 =&gt; <text:span text:style-name="T1">10000000.0000</text:span>0001.00000110.00000101</text:p>
      <text:p text:style-name="Standard"/>
      <text:p text:style-name="Standard"><text:span text:style-name="T6">IP NETWORK</text:span>: <text:span text:style-name="T1">10000000.0000</text:span>0000.00000000.00000000 =&gt; 128.0.0.0</text:p>
      <text:p text:style-name="Standard"><text:span text:style-name="T6">IP GATEWAY </text:span>: 128.0.0.1 =&gt; 10000000.00000000.0000000.00000001</text:p>
      <text:p text:style-name="Standard"><text:span text:style-name="T6">IP BROADCAST </text:span>: <text:span text:style-name="T1">10000000.0000</text:span>1111.11111111.11111111=&gt; 128.15.255.255</text:p>
      <text:p text:style-name="Standard"><text:span text:style-name="T6">Rete</text:span>: 2^12 bit riservati.</text:p>
      <text:p text:style-name="Standard"><text:span text:style-name="T6">Host</text:span>: 2^20 bit riservati.</text:p>
      <text:p text:style-name="Standard"/>
      <text:p text:style-name="P2"><text:span text:style-name="T6">Esercizio2</text:span>:</text:p>
      <text:p text:style-name="Standard"/>
      <text:p text:style-name="Standard">200.1.2.3/24</text:p>
      <text:p text:style-name="Standard"/>
      <text:p text:style-name="Standard">Subnet mask :CIDR 24 =&gt; <text:span text:style-name="T1">11111111.11111111.11111111</text:span>.00000000 =&gt; 255.255.255.0</text:p>
      <text:p text:style-name="Standard"/>
      <text:p text:style-name="Standard">converto 200.1.2.3 =&gt; <text:s/><text:span text:style-name="T1">11001000.00000001.00000010</text:span>.00000011</text:p>
      <text:p text:style-name="Standard"/>
      <text:p text:style-name="Standard"><text:span text:style-name="T6">IP NETWORK</text:span> : 200.1.2.0 =&gt; <text:span text:style-name="T5">11001000.00000001.00000010.</text:span><text:span text:style-name="T3">00000000</text:span></text:p>
      <text:p text:style-name="Standard"><text:span text:style-name="T4">IP GATEWAY</text:span><text:span text:style-name="T3"> : 200.1.2.1 =&gt; 11001000.00000001.00000010.00000001</text:span></text:p>
      <text:p text:style-name="Standard"><text:span text:style-name="T4">IPBROADCAST</text:span><text:span text:style-name="T3">: <text:s/></text:span><text:span text:style-name="T5">11001000.00000001.00000010</text:span><text:span text:style-name="T3">.11111111 =&gt; 200.1.2.255</text:span></text:p>
      <text:p text:style-name="Standard"><text:span text:style-name="T4">Rete</text:span><text:span text:style-name="T3">: 2^24 bit riservati.</text:span></text:p>
      <text:p text:style-name="Standard"><text:span text:style-name="T4">Host</text:span><text:span text:style-name="T3">: 2^8 bit riservati.</text:span></text:p>
      <text:p text:style-name="Standard"><text:span text:style-name="T3"/></text:p>
      <text:p text:style-name="Standard"><text:span text:style-name="T3"/></text:p>
      <text:p text:style-name="P3"><text:span text:style-name="T2">Esercizio3:</text:span></text:p>
      <text:p text:style-name="Standard"><text:span text:style-name="T3"/></text:p>
      <text:p text:style-name="Standard"><text:span text:style-name="T3">192.192.1.1/22</text:span></text:p>
      <text:p text:style-name="Standard"><text:span text:style-name="T3"/></text:p>
      <text:p text:style-name="Standard"><text:span text:style-name="T3">Subnet mask: CIDR 22 =&gt; </text:span><text:span text:style-name="T5">11111111.11111111.111111</text:span><text:span text:style-name="T3">00.00000000 =&gt; 255.255.252.0</text:span></text:p>
      <text:p text:style-name="Standard"><text:span text:style-name="T3"/></text:p>
      <text:p text:style-name="Standard"><text:span text:style-name="T3">converto 192.192.1.1 =&gt; </text:span><text:span text:style-name="T5">11000000.11000000.000000</text:span><text:span text:style-name="T3">01.00000001</text:span></text:p>
      <text:p text:style-name="Standard"><text:span text:style-name="T3"/></text:p>
      <text:p text:style-name="Standard"><text:span text:style-name="T4">IP NETWORK</text:span><text:span text:style-name="T3">: </text:span><text:span text:style-name="T5">11000000.11000000.000000</text:span><text:span text:style-name="T3">00.00000000 =&gt; 192.192.0.0</text:span></text:p>
      <text:p text:style-name="Standard"><text:span text:style-name="T4">IP GATEWAY </text:span><text:span text:style-name="T3">: 192.192.0.1</text:span></text:p>
      <text:p text:style-name="Standard"><text:span text:style-name="T4">IP BROADCAST</text:span><text:span text:style-name="T3">: <text:s/></text:span><text:span text:style-name="T5">11000000.11000000.000000</text:span><text:span text:style-name="T3">11.11111111 =&gt; 192.192.3.255</text:span></text:p>
      <text:p text:style-name="Standard"><text:span text:style-name="T4">Rete</text:span><text:span text:style-name="T3">: 2^22 bit riservati.</text:span></text:p>
      <text:p text:style-name="Standard"><text:span text:style-name="T4">Host</text:span><text:span text:style-name="T3">: 2^10 bit riservati.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3"><text:soft-page-break/><text:span text:style-name="T2">Esercizio 4: </text:span></text:p>
      <text:p text:style-name="Standard"><text:span text:style-name="T3"/></text:p>
      <text:p text:style-name="Standard"><text:span text:style-name="T3">126.5.4.3/9</text:span></text:p>
      <text:p text:style-name="Standard"><text:span text:style-name="T3"/></text:p>
      <text:p text:style-name="Standard"><text:span text:style-name="T3">Subnet Mask : CIDR 9 =&gt; </text:span><text:span text:style-name="T5">11111111.1</text:span><text:span text:style-name="T3">0000000.00000000.00000000 =&gt;255.128.0.0</text:span></text:p>
      <text:p text:style-name="Standard"><text:span text:style-name="T3"/></text:p>
      <text:p text:style-name="Standard"><text:span text:style-name="T3">converto 126.5.4.3 =&gt; </text:span><text:span text:style-name="T5">01111110.0</text:span><text:span text:style-name="T3">0000101.00000100.00000011</text:span></text:p>
      <text:p text:style-name="Standard"><text:span text:style-name="T3"/></text:p>
      <text:p text:style-name="Standard"><text:span text:style-name="T4">IP NETWORK </text:span><text:span text:style-name="T3">: </text:span><text:span text:style-name="T5">01111110.0</text:span><text:span text:style-name="T3">0000000.00000000.00000000 =&gt; 126.0.0.0</text:span></text:p>
      <text:p text:style-name="Standard"><text:span text:style-name="T4">IP GATEWAY</text:span><text:span text:style-name="T3">: 126.0.0.1</text:span></text:p>
      <text:p text:style-name="Standard"><text:span text:style-name="T4">IP BROADCAST</text:span><text:span text:style-name="T3">: </text:span><text:span text:style-name="T5">01111110.0</text:span><text:span text:style-name="T3">1111111.11111111.11111111 =&gt; 126.127.255.255</text:span></text:p>
      <text:p text:style-name="Standard"><text:span text:style-name="T4">Rete</text:span><text:span text:style-name="T3">: 2^9 bit riservati.</text:span></text:p>
      <text:p text:style-name="Standard"><text:span text:style-name="T4">Host</text:span><text:span text:style-name="T3">: 2^23 bit riservati.</text:span></text:p>
      <text:p text:style-name="Standard"><text:span text:style-name="T3"/></text:p>
      <text:p text:style-name="Standard"><text:span text:style-name="T3"/></text:p>
      <text:p text:style-name="P3"><text:span text:style-name="T2">Esercizio 5:</text:span></text:p>
      <text:p text:style-name="Standard"><text:span text:style-name="T3"/></text:p>
      <text:p text:style-name="Standard"><text:span text:style-name="T3">200.1.9.8/24</text:span></text:p>
      <text:p text:style-name="Standard"><text:span text:style-name="T3"/></text:p>
      <text:p text:style-name="Standard"><text:span text:style-name="T3">Subnet Mask: CIDR 24 =&gt; </text:span><text:span text:style-name="T1">11111111.11111111.11111111</text:span><text:span text:style-name="T3">.00000000 =&gt; 255.255.255.0</text:span></text:p>
      <text:p text:style-name="Standard"><text:span text:style-name="T3"/></text:p>
      <text:p text:style-name="Standard"><text:span text:style-name="T3">converto 200.1.9.8 =&gt; </text:span><text:span text:style-name="T5">11001000.00000001.00001001</text:span><text:span text:style-name="T3">.00001000</text:span></text:p>
      <text:p text:style-name="Standard"><text:span text:style-name="T3"/></text:p>
      <text:p text:style-name="Standard"><text:span text:style-name="T4">IP NETWORK</text:span><text:span text:style-name="T3">: </text:span><text:span text:style-name="T5">11001000.00000001.00001001</text:span><text:span text:style-name="T3">.00000000 =&gt; 200.1.9.0</text:span></text:p>
      <text:p text:style-name="Standard"><text:span text:style-name="T4">IP GATEWAY</text:span><text:span text:style-name="T3"> : 200.2.9.1</text:span></text:p>
      <text:p text:style-name="Standard"><text:span text:style-name="T4">IP BROADCAST</text:span><text:span text:style-name="T3"> : </text:span><text:span text:style-name="T5">11001000.00000001.00001001</text:span><text:span text:style-name="T3">.11111111 =&gt; 200.1.9.255</text:span></text:p>
      <text:p text:style-name="Standard"><text:span text:style-name="T4">Rete</text:span><text:span text:style-name="T3">:2^24 bit riservati.</text:span></text:p>
      <text:p text:style-name="Standard"><text:span text:style-name="T4">Host</text:span><text:span text:style-name="T3">: 2^8 bit riservati.</text:span></text:p>
      <text:p text:style-name="P1"><text:span text:style-name="T3"/></text:p>
      <text:p text:style-name="P3"><text:span text:style-name="T2">Esercizio 6:</text:span></text:p>
      <text:p text:style-name="Standard"><text:span text:style-name="T3"/></text:p>
      <text:p text:style-name="Standard"><text:span text:style-name="T3">172.16.0.4/16</text:span></text:p>
      <text:p text:style-name="Standard"><text:span text:style-name="T3"/></text:p>
      <text:p text:style-name="Standard"><text:span text:style-name="T3">Subnet Mask: CIDR 16=&gt; </text:span><text:span text:style-name="T5">11111111.11111111</text:span><text:span text:style-name="T3">.00000000.00000000 =&gt; 255.255.0.0</text:span></text:p>
      <text:p text:style-name="Standard"><text:span text:style-name="T3"/></text:p>
      <text:p text:style-name="Standard"><text:span text:style-name="T3">converto 172.16.0.4 =&gt; </text:span><text:span text:style-name="T5">10101100.00010000</text:span><text:span text:style-name="T3">.00000000.00000100</text:span></text:p>
      <text:p text:style-name="Standard"><text:span text:style-name="T3"/></text:p>
      <text:p text:style-name="Standard"><text:span text:style-name="T4">IP NETWORK</text:span><text:span text:style-name="T3">: </text:span><text:span text:style-name="T5">10101100.00010000</text:span><text:span text:style-name="T3">.00000000.00000000 =&gt; 172.16.0.0</text:span></text:p>
      <text:p text:style-name="Standard"><text:span text:style-name="T4">IP GATEWAY </text:span><text:span text:style-name="T3">: 172.16.0.1</text:span></text:p>
      <text:p text:style-name="Standard"><text:span text:style-name="T4">IP BROADCAST</text:span><text:span text:style-name="T3">: <text:s/></text:span><text:span text:style-name="T5">10101100.00010000</text:span><text:span text:style-name="T3">.11111111.11111111 =&gt;172.16.255.255</text:span></text:p>
      <text:p text:style-name="Standard"><text:span text:style-name="T4">Rete</text:span><text:span text:style-name="T3">: 2^16 bit riservati.</text:span></text:p>
      <text:p text:style-name="Standard"><text:span text:style-name="T4">Host</text:span><text:span text:style-name="T3">: 2^16 bit riservati.</text:span></text:p>
      <text:p text:style-name="Standard"><text:span text:style-name="T3"/></text:p>
      <text:p text:style-name="Standard"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cenzo De Girolamo</meta:initial-creator>
    <meta:creation-date>2024-07-30T15:14:28.65</meta:creation-date>
    <meta:document-statistic meta:table-count="0" meta:image-count="0" meta:object-count="0" meta:page-count="2" meta:paragraph-count="55" meta:word-count="223" meta:character-count="2231"/>
    <dc:date>2024-07-30T16:43:17.85</dc:date>
    <dc:creator>Vincenzo De Girolamo</dc:creator>
    <meta:editing-duration>PT7M47S</meta:editing-duration>
    <meta:editing-cycles>1</meta:editing-cycles>
    <meta:generator>OpenOffice/4.1.10$Win32 OpenOffice.org_project/4110m2$Build-9807</meta:generator>
  </office:meta>
</office:document-meta>
</file>